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reatingHandlerProviderTests.getHandlerWith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choHandler.EchoHandler( Echo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ingHandlerProviderTests.getHandlerSimpleInstan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CreatingHandlerProviderTests.getHandlerNo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echo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